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b5b" officeooo:paragraph-rsid="001eeb5b"/>
    </style:style>
    <style:style style:name="P2" style:family="paragraph" style:parent-style-name="Standard">
      <style:text-properties officeooo:rsid="001eeb5b" officeooo:paragraph-rsid="00214408"/>
    </style:style>
    <style:style style:name="P3" style:family="paragraph" style:parent-style-name="Standard">
      <style:text-properties officeooo:rsid="001eeb5b" officeooo:paragraph-rsid="001eeb5b"/>
    </style:style>
    <style:style style:name="P4" style:family="paragraph" style:parent-style-name="Standard">
      <style:text-properties officeooo:rsid="00214408" officeooo:paragraph-rsid="00214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os a realizar Sistema Monterrey 75</text:p>
      <text:p text:style-name="P1"/>
      <text:p text:style-name="P1">1) Modulo de cobro <text:s text:c="2"/>Cambio=Cobro</text:p>
      <text:p text:style-name="P1">2) Modulo de corte <text:s text:c="4"/>Guardar corte = Generar Corte</text:p>
      <text:p text:style-name="P1">3) Jeraquïas o Permisos al sistema para consultas (cortes anteriores, reportes, cancelaciones)</text:p>
      <text:p text:style-name="P2">4) Boleto dañado y boleto perdido habilitado al cajero</text:p>
      <text:p text:style-name="P1">5) Claves y contraseñas por usuarios (cajero o administrador)</text:p>
      <text:p text:style-name="P1">6) Acceso directo</text:p>
      <text:p text:style-name="P1">7) Quitar botones de promocion (automatico)</text:p>
      <text:p text:style-name="P1">8) Quitar Tezontle y dejar boton durango</text:p>
      <text:p text:style-name="P4">9) correjir los 00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5:26:46.068131431</meta:creation-date>
    <dc:date>2021-11-05T15:56:51.268650383</dc:date>
    <meta:editing-duration>PT2M54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10" meta:word-count="70" meta:character-count="450" meta:non-whitespace-character-count="384"/>
  </office:meta>
</office:document-meta>
</file>